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D000001873BCDEBCA.jpg" manifest:media-type=""/>
  <manifest:file-entry manifest:full-path="Pictures/1000000000000CEC000009B10DB262C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文泉驛正黑" svg:font-family="文泉驛正黑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文泉驛正黑1" svg:font-family="文泉驛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5.578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0cm" svg:height="15.578cm" svg:x="4.4cm" svg:y="2.2cm" presentation:class="subtitle" presentation:user-transformed="true">
          <draw:text-box>
            <text:p><text:span text:style-name="T1">11/5</text:span><text:span text:style-name="T1">進度報告</text:span></text:p>
            <text:p><text:span text:style-name="T2">報告者：林廣學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上禮拜在....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修正登入功能的Bug</text:p>
              </text:list-item>
              <text:list-item>
                <text:p>建立FileUtils類別，將要使用到檔案IO的動作獨立出來（正在建構中）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list text:style-name="L1">
              <text:list-header>
                <text:p>FileUtils類別</text:p>
              </text:list-header>
            </text:list>
          </draw:text-box>
        </draw:frame>
        <draw:frame draw:style-name="gr2" draw:text-style-name="P2" draw:layer="layout" svg:width="23.6cm" svg:height="14.4cm" svg:x="2.2cm" svg:y="4.2cm" presentation:class="graphic" presentation:user-transformed="true">
          <draw:image xlink:href="Pictures/100000000000028D000001873BCDEBCA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9">
        <draw:frame presentation:style-name="pr3" draw:text-style-name="P2" draw:layer="layout" svg:width="20cm" svg:height="2cm" svg:x="3.758cm" svg:y="9.21cm" presentation:class="title" presentation:user-transformed="true">
          <draw:text-box>
            <text:p text:style-name="P2">The <text:s text:c="5"/>End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文泉驛正黑" svg:font-family="文泉驛正黑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文泉驛正黑1" svg:font-family="文泉驛正黑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文泉驛正黑" fo:font-size="24pt" fo:language="en" fo:country="US" style:font-name-asian="文泉驛正黑1" style:font-size-asian="24pt" style:language-asian="zh" style:country-asian="TW" style:font-name-complex="文泉驛正黑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文泉驛正黑1" style:font-family-asian="文泉驛正黑" style:font-family-generic-asian="system" style:font-pitch-asian="variable" style:font-size-asian="18pt" style:font-style-asian="normal" style:font-weight-asian="normal" style:font-name-complex="文泉驛正黑1" style:font-family-complex="文泉驛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文泉驛正黑1" style:font-family-asian="文泉驛正黑" style:font-family-generic-asian="system" style:font-pitch-asian="variable" style:font-size-asian="20pt" style:font-style-asian="normal" style:font-weight-asian="normal" style:font-name-complex="文泉驛正黑1" style:font-family-complex="文泉驛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文泉驛正黑1" style:font-family-asian="文泉驛正黑" style:font-family-generic-asian="system" style:font-pitch-asian="variable" style:font-size-asian="32pt" style:font-style-asian="normal" style:font-weight-asian="normal" style:font-name-complex="文泉驛正黑1" style:font-family-complex="文泉驛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文泉驛正黑1" style:font-family-asian="文泉驛正黑" style:font-family-generic-asian="system" style:font-pitch-asian="variable" style:font-size-asian="32pt" style:font-style-asian="normal" style:font-weight-asian="normal" style:font-name-complex="文泉驛正黑1" style:font-family-complex="文泉驛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文泉驛正黑1" style:font-family-asian="文泉驛正黑" style:font-family-generic-asian="system" style:font-pitch-asian="variable" style:font-size-asian="44pt" style:font-style-asian="normal" style:font-weight-asian="normal" style:font-name-complex="文泉驛正黑1" style:font-family-complex="文泉驛正黑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4T22:41:23.805653275</meta:creation-date>
    <dc:date>2013-11-05T17:35:17.596642460</dc:date>
    <meta:editing-duration>P0D</meta:editing-duration>
    <meta:editing-cycles>2</meta:editing-cycles>
    <meta:generator>LibreOffice/4.1.3.2$Linux_X86_64 LibreOffice_project/410m0$Build-2</meta:generator>
    <meta:document-statistic meta:object-count="47"/>
  </office:meta>
</office:document-meta>
</file>